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43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31"/>
    <style:style style:name="ce2" style:family="table-cell" style:parent-style-name="Default" style:data-style-name="N10">
      <style:text-properties fo:font-weight="bold" style:font-weight-asian="bold" style:font-weight-complex="bold"/>
    </style:style>
    <style:style style:name="ce3" style:family="table-cell" style:parent-style-name="Default" style:data-style-name="N13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TF_Values" table:style-name="ta1">
        <table:shapes>
          <draw:frame draw:z-index="0" draw:style-name="gr1" draw:text-style-name="P1" svg:width="460.8pt" svg:height="345.6pt" svg:x="229.12pt" svg:y="3pt">
            <loext:p draw:notify-on-update-of-ranges="MTF_Values.A2:MTF_Values.A33 MTF_Values.B1:MTF_Values.B1 MTF_Values.B2:MTF_Values.B33 MTF_Values.A2:MTF_Values.A33 MTF_Values.C1:MTF_Values.C1 MTF_Values.C2:MTF_Values.C33 MTF_Values.A2:MTF_Values.A33 MTF_Values.D1:MTF_Values.D1 MTF_Values.D2:MTF_Values.D33 MTF_Values.A2:MTF_Values.A33 MTF_Values.E1:MTF_Values.E1 MTF_Values.E2:MTF_Values.E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healpix</text:p>
          </table:table-cell>
          <table:table-cell office:value-type="string" calcext:value-type="string">
            <text:p>2d-golden</text:p>
          </table:table-cell>
          <table:table-cell office:value-type="string" calcext:value-type="string">
            <text:p>random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0.032258" calcext:value-type="float">
            <text:p>0.032258</text:p>
          </table:table-cell>
          <table:table-cell office:value-type="float" office:value="1.0535" calcext:value-type="float">
            <text:p>1.0535</text:p>
          </table:table-cell>
          <table:table-cell office:value-type="float" office:value="1.04946" calcext:value-type="float">
            <text:p>1.04946</text:p>
          </table:table-cell>
          <table:table-cell office:value-type="float" office:value="1.04236" calcext:value-type="float">
            <text:p>1.04236</text:p>
          </table:table-cell>
          <table:table-cell office:value-type="float" office:value="1.03591" calcext:value-type="float">
            <text:p>1.03591</text:p>
          </table:table-cell>
          <table:table-cell table:number-columns-repeated="16"/>
        </table:table-row>
        <table:table-row table:style-name="ro1">
          <table:table-cell office:value-type="float" office:value="0.064516" calcext:value-type="float">
            <text:p>0.064516</text:p>
          </table:table-cell>
          <table:table-cell office:value-type="float" office:value="0.99547" calcext:value-type="float">
            <text:p>0.99547</text:p>
          </table:table-cell>
          <table:table-cell office:value-type="float" office:value="0.99242" calcext:value-type="float">
            <text:p>0.99242</text:p>
          </table:table-cell>
          <table:table-cell office:value-type="float" office:value="0.977" calcext:value-type="float">
            <text:p>0.977</text:p>
          </table:table-cell>
          <table:table-cell office:value-type="float" office:value="0.95754" calcext:value-type="float">
            <text:p>0.95754</text:p>
          </table:table-cell>
          <table:table-cell table:number-columns-repeated="16"/>
        </table:table-row>
        <table:table-row table:style-name="ro1">
          <table:table-cell office:value-type="float" office:value="0.096774" calcext:value-type="float">
            <text:p>0.096774</text:p>
          </table:table-cell>
          <table:table-cell office:value-type="float" office:value="0.93481" calcext:value-type="float">
            <text:p>0.93481</text:p>
          </table:table-cell>
          <table:table-cell office:value-type="float" office:value="0.93054" calcext:value-type="float">
            <text:p>0.93054</text:p>
          </table:table-cell>
          <table:table-cell office:value-type="float" office:value="0.90467" calcext:value-type="float">
            <text:p>0.90467</text:p>
          </table:table-cell>
          <table:table-cell office:value-type="float" office:value="0.89673" calcext:value-type="float">
            <text:p>0.89673</text:p>
          </table:table-cell>
          <table:table-cell table:number-columns-repeated="16"/>
        </table:table-row>
        <table:table-row table:style-name="ro1">
          <table:table-cell office:value-type="float" office:value="0.129032" calcext:value-type="float">
            <text:p>0.129032</text:p>
          </table:table-cell>
          <table:table-cell office:value-type="float" office:value="0.85313" calcext:value-type="float">
            <text:p>0.85313</text:p>
          </table:table-cell>
          <table:table-cell office:value-type="float" office:value="0.85256" calcext:value-type="float">
            <text:p>0.85256</text:p>
          </table:table-cell>
          <table:table-cell office:value-type="float" office:value="0.82054" calcext:value-type="float">
            <text:p>0.82054</text:p>
          </table:table-cell>
          <table:table-cell office:value-type="float" office:value="0.81279" calcext:value-type="float">
            <text:p>0.81279</text:p>
          </table:table-cell>
          <table:table-cell table:number-columns-repeated="16"/>
        </table:table-row>
        <table:table-row table:style-name="ro1">
          <table:table-cell office:value-type="float" office:value="0.16129" calcext:value-type="float">
            <text:p>0.16129</text:p>
          </table:table-cell>
          <table:table-cell office:value-type="float" office:value="0.76278" calcext:value-type="float">
            <text:p>0.76278</text:p>
          </table:table-cell>
          <table:table-cell office:value-type="float" office:value="0.76134" calcext:value-type="float">
            <text:p>0.76134</text:p>
          </table:table-cell>
          <table:table-cell office:value-type="float" office:value="0.74457" calcext:value-type="float">
            <text:p>0.74457</text:p>
          </table:table-cell>
          <table:table-cell office:value-type="float" office:value="0.72205" calcext:value-type="float">
            <text:p>0.72205</text:p>
          </table:table-cell>
          <table:table-cell table:number-columns-repeated="9"/>
          <table:table-cell office:value-type="string" calcext:value-type="string">
            <text:p>interpolate the 50% value</text:p>
          </table:table-cell>
          <table:table-cell table:number-columns-repeated="6"/>
        </table:table-row>
        <table:table-row table:style-name="ro1">
          <table:table-cell office:value-type="float" office:value="0.193548" calcext:value-type="float">
            <text:p>0.193548</text:p>
          </table:table-cell>
          <table:table-cell office:value-type="float" office:value="0.66537" calcext:value-type="float">
            <text:p>0.66537</text:p>
          </table:table-cell>
          <table:table-cell office:value-type="float" office:value="0.65987" calcext:value-type="float">
            <text:p>0.65987</text:p>
          </table:table-cell>
          <table:table-cell office:value-type="float" office:value="0.64331" calcext:value-type="float">
            <text:p>0.64331</text:p>
          </table:table-cell>
          <table:table-cell office:value-type="float" office:value="0.6228" calcext:value-type="float">
            <text:p>0.6228</text:p>
          </table:table-cell>
          <table:table-cell table:number-columns-repeated="16"/>
        </table:table-row>
        <table:table-row table:style-name="ro1">
          <table:table-cell office:value-type="float" office:value="0.225806" calcext:value-type="float">
            <text:p>0.225806</text:p>
          </table:table-cell>
          <table:table-cell office:value-type="float" office:value="0.56864" calcext:value-type="float">
            <text:p>0.56864</text:p>
          </table:table-cell>
          <table:table-cell office:value-type="float" office:value="0.56351" calcext:value-type="float">
            <text:p>0.56351</text:p>
          </table:table-cell>
          <table:table-cell office:value-type="float" office:value="0.54624" calcext:value-type="float">
            <text:p>0.54624</text:p>
          </table:table-cell>
          <table:table-cell office:value-type="float" office:value="0.51432" calcext:value-type="float">
            <text:p>0.51432</text:p>
          </table:table-cell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style-name="ce2" office:value-type="percentage" office:value="0.5" calcext:value-type="percentage">
            <text:p>50%</text:p>
          </table:table-cell>
        </table:table-row>
        <table:table-row table:style-name="ro1">
          <table:table-cell office:value-type="float" office:value="0.258065" calcext:value-type="float">
            <text:p>0.258065</text:p>
          </table:table-cell>
          <table:table-cell office:value-type="float" office:value="0.46415" calcext:value-type="float">
            <text:p>0.46415</text:p>
          </table:table-cell>
          <table:table-cell office:value-type="float" office:value="0.46131" calcext:value-type="float">
            <text:p>0.46131</text:p>
          </table:table-cell>
          <table:table-cell office:value-type="float" office:value="0.43579" calcext:value-type="float">
            <text:p>0.43579</text:p>
          </table:table-cell>
          <table:table-cell office:value-type="float" office:value="0.41001" calcext:value-type="float">
            <text:p>0.41001</text:p>
          </table:table-cell>
          <table:table-cell table:number-columns-repeated="8"/>
          <table:table-cell office:value-type="string" calcext:value-type="string">
            <text:p>spiral</text:p>
          </table:table-cell>
          <table:table-cell table:style-name="ce1" table:formula="of:=[.A9]" office:value-type="float" office:value="0.225806" calcext:value-type="float">
            <text:p>0.2258</text:p>
          </table:table-cell>
          <table:table-cell table:style-name="ce1" table:formula="of:=[.A10]" office:value-type="float" office:value="0.258065" calcext:value-type="float">
            <text:p>0.2581</text:p>
          </table:table-cell>
          <table:table-cell table:style-name="ce1" table:formula="of:=[.B9]" office:value-type="float" office:value="0.56864" calcext:value-type="float">
            <text:p>0.5686</text:p>
          </table:table-cell>
          <table:table-cell table:style-name="ce1" table:formula="of:=[.B10]" office:value-type="float" office:value="0.46415" calcext:value-type="float">
            <text:p>0.4642</text:p>
          </table:table-cell>
          <table:table-cell table:style-name="ce1" table:formula="of:=([.R10]-[.Q10])/([.P10]-[.O10])" office:value-type="float" office:value="-3.23909606621408" calcext:value-type="float">
            <text:p>-3.2391</text:p>
          </table:table-cell>
          <table:table-cell table:style-name="ce1" table:formula="of:=[.R10]-[.S10]*[.P10]" office:value-type="float" office:value="1.30004732632754" calcext:value-type="float">
            <text:p>1.3000</text:p>
          </table:table-cell>
          <table:table-cell table:style-name="ce3" table:formula="of:=(0.5-[.T10])/[.S10]" office:value-type="float" office:value="0.246997097329888" calcext:value-type="float">
            <text:p>0.2470</text:p>
          </table:table-cell>
        </table:table-row>
        <table:table-row table:style-name="ro1">
          <table:table-cell office:value-type="float" office:value="0.290323" calcext:value-type="float">
            <text:p>0.290323</text:p>
          </table:table-cell>
          <table:table-cell office:value-type="float" office:value="0.36831" calcext:value-type="float">
            <text:p>0.36831</text:p>
          </table:table-cell>
          <table:table-cell office:value-type="float" office:value="0.36595" calcext:value-type="float">
            <text:p>0.36595</text:p>
          </table:table-cell>
          <table:table-cell office:value-type="float" office:value="0.32916" calcext:value-type="float">
            <text:p>0.32916</text:p>
          </table:table-cell>
          <table:table-cell office:value-type="float" office:value="0.30329" calcext:value-type="float">
            <text:p>0.30329</text:p>
          </table:table-cell>
          <table:table-cell table:number-columns-repeated="8"/>
          <table:table-cell office:value-type="string" calcext:value-type="string">
            <text:p>healpix</text:p>
          </table:table-cell>
          <table:table-cell table:style-name="ce1" table:formula="of:=[.A9]" office:value-type="float" office:value="0.225806" calcext:value-type="float">
            <text:p>0.2258</text:p>
          </table:table-cell>
          <table:table-cell table:style-name="ce1" table:formula="of:=[.A10]" office:value-type="float" office:value="0.258065" calcext:value-type="float">
            <text:p>0.2581</text:p>
          </table:table-cell>
          <table:table-cell table:style-name="ce1" table:formula="of:=[.C9]" office:value-type="float" office:value="0.56351" calcext:value-type="float">
            <text:p>0.5635</text:p>
          </table:table-cell>
          <table:table-cell table:style-name="ce1" table:formula="of:=[.C10]" office:value-type="float" office:value="0.46131" calcext:value-type="float">
            <text:p>0.4613</text:p>
          </table:table-cell>
          <table:table-cell table:style-name="ce1" table:formula="of:=([.R11]-[.Q11])/([.P11]-[.O11])" office:value-type="float" office:value="-3.16810812486438" calcext:value-type="float">
            <text:p>-3.1681</text:p>
          </table:table-cell>
          <table:table-cell table:style-name="ce1" table:formula="of:=[.R11]-[.S11]*[.P11]" office:value-type="float" office:value="1.27888782324313" calcext:value-type="float">
            <text:p>1.2789</text:p>
          </table:table-cell>
          <table:table-cell table:style-name="ce3" table:formula="of:=(0.5-[.T11])/[.S11]" office:value-type="float" office:value="0.245852664285714" calcext:value-type="float">
            <text:p>0.2459</text:p>
          </table:table-cell>
        </table:table-row>
        <table:table-row table:style-name="ro1">
          <table:table-cell office:value-type="float" office:value="0.322581" calcext:value-type="float">
            <text:p>0.322581</text:p>
          </table:table-cell>
          <table:table-cell office:value-type="float" office:value="0.27326" calcext:value-type="float">
            <text:p>0.27326</text:p>
          </table:table-cell>
          <table:table-cell office:value-type="float" office:value="0.28126" calcext:value-type="float">
            <text:p>0.28126</text:p>
          </table:table-cell>
          <table:table-cell office:value-type="float" office:value="0.22469" calcext:value-type="float">
            <text:p>0.22469</text:p>
          </table:table-cell>
          <table:table-cell office:value-type="float" office:value="0.2085" calcext:value-type="float">
            <text:p>0.2085</text:p>
          </table:table-cell>
          <table:table-cell table:number-columns-repeated="8"/>
          <table:table-cell office:value-type="string" calcext:value-type="string">
            <text:p>2d_golden</text:p>
          </table:table-cell>
          <table:table-cell table:style-name="ce1" table:formula="of:=[.A9]" office:value-type="float" office:value="0.225806" calcext:value-type="float">
            <text:p>0.2258</text:p>
          </table:table-cell>
          <table:table-cell table:style-name="ce1" table:formula="of:=[.A10]" office:value-type="float" office:value="0.258065" calcext:value-type="float">
            <text:p>0.2581</text:p>
          </table:table-cell>
          <table:table-cell table:style-name="ce1" table:formula="of:=[.D9]" office:value-type="float" office:value="0.54624" calcext:value-type="float">
            <text:p>0.5462</text:p>
          </table:table-cell>
          <table:table-cell table:style-name="ce1" table:formula="of:=[.D10]" office:value-type="float" office:value="0.43579" calcext:value-type="float">
            <text:p>0.4358</text:p>
          </table:table-cell>
          <table:table-cell table:style-name="ce1" table:formula="of:=([.R12]-[.Q12])/([.P12]-[.O12])" office:value-type="float" office:value="-3.42385070832946" calcext:value-type="float">
            <text:p>-3.4239</text:p>
          </table:table-cell>
          <table:table-cell table:style-name="ce1" table:formula="of:=[.R12]-[.S12]*[.P12]" office:value-type="float" office:value="1.31936603304504" calcext:value-type="float">
            <text:p>1.3194</text:p>
          </table:table-cell>
          <table:table-cell table:style-name="ce3" table:formula="of:=(0.5-[.T12])/[.S12]" office:value-type="float" office:value="0.239311261747397" calcext:value-type="float">
            <text:p>0.2393</text:p>
          </table:table-cell>
        </table:table-row>
        <table:table-row table:style-name="ro1">
          <table:table-cell office:value-type="float" office:value="0.354839" calcext:value-type="float">
            <text:p>0.354839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18889" calcext:value-type="float">
            <text:p>0.18889</text:p>
          </table:table-cell>
          <table:table-cell office:value-type="float" office:value="0.13605" calcext:value-type="float">
            <text:p>0.13605</text:p>
          </table:table-cell>
          <table:table-cell office:value-type="float" office:value="0.12551" calcext:value-type="float">
            <text:p>0.12551</text:p>
          </table:table-cell>
          <table:table-cell table:number-columns-repeated="8"/>
          <table:table-cell office:value-type="string" calcext:value-type="string">
            <text:p>random</text:p>
          </table:table-cell>
          <table:table-cell table:style-name="ce1" table:formula="of:=[.A9]" office:value-type="float" office:value="0.225806" calcext:value-type="float">
            <text:p>0.2258</text:p>
          </table:table-cell>
          <table:table-cell table:style-name="ce1" table:formula="of:=[.A10]" office:value-type="float" office:value="0.258065" calcext:value-type="float">
            <text:p>0.2581</text:p>
          </table:table-cell>
          <table:table-cell table:style-name="ce1" table:formula="of:=[.E9]" office:value-type="float" office:value="0.51432" calcext:value-type="float">
            <text:p>0.5143</text:p>
          </table:table-cell>
          <table:table-cell table:style-name="ce1" table:formula="of:=[.E10]" office:value-type="float" office:value="0.41001" calcext:value-type="float">
            <text:p>0.4100</text:p>
          </table:table-cell>
          <table:table-cell table:style-name="ce1" table:formula="of:=([.R13]-[.Q13])/([.P13]-[.O13])" office:value-type="float" office:value="-3.23351622802938" calcext:value-type="float">
            <text:p>-3.2335</text:p>
          </table:table-cell>
          <table:table-cell table:style-name="ce1" table:formula="of:=[.R13]-[.S13]*[.P13]" office:value-type="float" office:value="1.2444673653864" calcext:value-type="float">
            <text:p>1.2445</text:p>
          </table:table-cell>
          <table:table-cell table:style-name="ce3" table:formula="of:=(0.5-[.T13])/[.S13]" office:value-type="float" office:value="0.230234615473109" calcext:value-type="float">
            <text:p>0.2302</text:p>
          </table:table-cell>
        </table:table-row>
        <table:table-row table:style-name="ro1">
          <table:table-cell office:value-type="float" office:value="0.387097" calcext:value-type="float">
            <text:p>0.387097</text:p>
          </table:table-cell>
          <table:table-cell office:value-type="float" office:value="0.11998" calcext:value-type="float">
            <text:p>0.11998</text:p>
          </table:table-cell>
          <table:table-cell office:value-type="float" office:value="0.11583" calcext:value-type="float">
            <text:p>0.11583</text:p>
          </table:table-cell>
          <table:table-cell office:value-type="float" office:value="0.06949" calcext:value-type="float">
            <text:p>0.06949</text:p>
          </table:table-cell>
          <table:table-cell office:value-type="float" office:value="0.06829" calcext:value-type="float">
            <text:p>0.06829</text:p>
          </table:table-cell>
          <table:table-cell table:number-columns-repeated="16"/>
        </table:table-row>
        <table:table-row table:style-name="ro1">
          <table:table-cell office:value-type="float" office:value="0.419355" calcext:value-type="float">
            <text:p>0.419355</text:p>
          </table:table-cell>
          <table:table-cell office:value-type="float" office:value="0.06264" calcext:value-type="float">
            <text:p>0.06264</text:p>
          </table:table-cell>
          <table:table-cell office:value-type="float" office:value="0.05761" calcext:value-type="float">
            <text:p>0.05761</text:p>
          </table:table-cell>
          <table:table-cell office:value-type="float" office:value="0.02508" calcext:value-type="float">
            <text:p>0.02508</text:p>
          </table:table-cell>
          <table:table-cell office:value-type="float" office:value="0.02882" calcext:value-type="float">
            <text:p>0.02882</text:p>
          </table:table-cell>
          <table:table-cell table:number-columns-repeated="16"/>
        </table:table-row>
        <table:table-row table:style-name="ro1">
          <table:table-cell office:value-type="float" office:value="0.451613" calcext:value-type="float">
            <text:p>0.451613</text:p>
          </table:table-cell>
          <table:table-cell office:value-type="float" office:value="0.02638" calcext:value-type="float">
            <text:p>0.02638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2137" calcext:value-type="float">
            <text:p>0.02137</text:p>
          </table:table-cell>
          <table:table-cell table:number-columns-repeated="16"/>
        </table:table-row>
        <table:table-row table:style-name="ro1">
          <table:table-cell office:value-type="float" office:value="0.483871" calcext:value-type="float">
            <text:p>0.483871</text:p>
          </table:table-cell>
          <table:table-cell office:value-type="float" office:value="0.02696" calcext:value-type="float">
            <text:p>0.02696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2826" calcext:value-type="float">
            <text:p>0.02826</text:p>
          </table:table-cell>
          <table:table-cell table:number-columns-repeated="16"/>
        </table:table-row>
        <table:table-row table:style-name="ro1">
          <table:table-cell office:value-type="float" office:value="0.516129" calcext:value-type="float">
            <text:p>0.516129</text:p>
          </table:table-cell>
          <table:table-cell office:value-type="float" office:value="0.03241" calcext:value-type="float">
            <text:p>0.03241</text:p>
          </table:table-cell>
          <table:table-cell office:value-type="float" office:value="0.03305" calcext:value-type="float">
            <text:p>0.03305</text:p>
          </table:table-cell>
          <table:table-cell office:value-type="float" office:value="0.03818" calcext:value-type="float">
            <text:p>0.03818</text:p>
          </table:table-cell>
          <table:table-cell office:value-type="float" office:value="0.03048" calcext:value-type="float">
            <text:p>0.03048</text:p>
          </table:table-cell>
          <table:table-cell table:number-columns-repeated="16"/>
        </table:table-row>
        <table:table-row table:style-name="ro1">
          <table:table-cell office:value-type="float" office:value="0.548387" calcext:value-type="float">
            <text:p>0.548387</text:p>
          </table:table-cell>
          <table:table-cell office:value-type="float" office:value="0.03388" calcext:value-type="float">
            <text:p>0.03388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361" calcext:value-type="float">
            <text:p>0.03361</text:p>
          </table:table-cell>
          <table:table-cell office:value-type="float" office:value="0.02712" calcext:value-type="float">
            <text:p>0.02712</text:p>
          </table:table-cell>
          <table:table-cell table:number-columns-repeated="16"/>
        </table:table-row>
        <table:table-row table:style-name="ro1">
          <table:table-cell office:value-type="float" office:value="0.580645" calcext:value-type="float">
            <text:p>0.580645</text:p>
          </table:table-cell>
          <table:table-cell office:value-type="float" office:value="0.03718" calcext:value-type="float">
            <text:p>0.03718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2943" calcext:value-type="float">
            <text:p>0.02943</text:p>
          </table:table-cell>
          <table:table-cell office:value-type="float" office:value="0.0276" calcext:value-type="float">
            <text:p>0.0276</text:p>
          </table:table-cell>
          <table:table-cell table:number-columns-repeated="16"/>
        </table:table-row>
        <table:table-row table:style-name="ro1">
          <table:table-cell office:value-type="float" office:value="0.612903" calcext:value-type="float">
            <text:p>0.612903</text:p>
          </table:table-cell>
          <table:table-cell office:value-type="float" office:value="0.04461" calcext:value-type="float">
            <text:p>0.04461</text:p>
          </table:table-cell>
          <table:table-cell office:value-type="float" office:value="0.04319" calcext:value-type="float">
            <text:p>0.04319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2816" calcext:value-type="float">
            <text:p>0.02816</text:p>
          </table:table-cell>
          <table:table-cell table:number-columns-repeated="16"/>
        </table:table-row>
        <table:table-row table:style-name="ro1">
          <table:table-cell office:value-type="float" office:value="0.645161" calcext:value-type="float">
            <text:p>0.645161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5446" calcext:value-type="float">
            <text:p>0.05446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494" calcext:value-type="float">
            <text:p>0.03494</text:p>
          </table:table-cell>
          <table:table-cell table:number-columns-repeated="16"/>
        </table:table-row>
        <table:table-row table:style-name="ro1">
          <table:table-cell office:value-type="float" office:value="0.677419" calcext:value-type="float">
            <text:p>0.677419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5965" calcext:value-type="float">
            <text:p>0.05965</text:p>
          </table:table-cell>
          <table:table-cell office:value-type="float" office:value="0.04786" calcext:value-type="float">
            <text:p>0.04786</text:p>
          </table:table-cell>
          <table:table-cell office:value-type="float" office:value="0.0415" calcext:value-type="float">
            <text:p>0.0415</text:p>
          </table:table-cell>
          <table:table-cell table:number-columns-repeated="16"/>
        </table:table-row>
        <table:table-row table:style-name="ro1">
          <table:table-cell office:value-type="float" office:value="0.709677" calcext:value-type="float">
            <text:p>0.709677</text:p>
          </table:table-cell>
          <table:table-cell office:value-type="float" office:value="0.06117" calcext:value-type="float">
            <text:p>0.06117</text:p>
          </table:table-cell>
          <table:table-cell office:value-type="float" office:value="0.06246" calcext:value-type="float">
            <text:p>0.06246</text:p>
          </table:table-cell>
          <table:table-cell office:value-type="float" office:value="0.05372" calcext:value-type="float">
            <text:p>0.05372</text:p>
          </table:table-cell>
          <table:table-cell office:value-type="float" office:value="0.05102" calcext:value-type="float">
            <text:p>0.05102</text:p>
          </table:table-cell>
          <table:table-cell table:number-columns-repeated="16"/>
        </table:table-row>
        <table:table-row table:style-name="ro1">
          <table:table-cell office:value-type="float" office:value="0.741935" calcext:value-type="float">
            <text:p>0.741935</text:p>
          </table:table-cell>
          <table:table-cell office:value-type="float" office:value="0.05952" calcext:value-type="float">
            <text:p>0.05952</text:p>
          </table:table-cell>
          <table:table-cell office:value-type="float" office:value="0.05801" calcext:value-type="float">
            <text:p>0.05801</text:p>
          </table:table-cell>
          <table:table-cell office:value-type="float" office:value="0.05575" calcext:value-type="float">
            <text:p>0.05575</text:p>
          </table:table-cell>
          <table:table-cell office:value-type="float" office:value="0.05183" calcext:value-type="float">
            <text:p>0.05183</text:p>
          </table:table-cell>
          <table:table-cell table:number-columns-repeated="16"/>
        </table:table-row>
        <table:table-row table:style-name="ro1">
          <table:table-cell office:value-type="float" office:value="0.774194" calcext:value-type="float">
            <text:p>0.77419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356" calcext:value-type="float">
            <text:p>0.05356</text:p>
          </table:table-cell>
          <table:table-cell office:value-type="float" office:value="0.05195" calcext:value-type="float">
            <text:p>0.05195</text:p>
          </table:table-cell>
          <table:table-cell office:value-type="float" office:value="0.05008" calcext:value-type="float">
            <text:p>0.05008</text:p>
          </table:table-cell>
          <table:table-cell table:number-columns-repeated="16"/>
        </table:table-row>
        <table:table-row table:style-name="ro1">
          <table:table-cell office:value-type="float" office:value="0.806452" calcext:value-type="float">
            <text:p>0.806452</text:p>
          </table:table-cell>
          <table:table-cell office:value-type="float" office:value="0.04805" calcext:value-type="float">
            <text:p>0.04805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4527" calcext:value-type="float">
            <text:p>0.04527</text:p>
          </table:table-cell>
          <table:table-cell office:value-type="float" office:value="0.04361" calcext:value-type="float">
            <text:p>0.04361</text:p>
          </table:table-cell>
          <table:table-cell table:number-columns-repeated="16"/>
        </table:table-row>
        <table:table-row table:style-name="ro1">
          <table:table-cell office:value-type="float" office:value="0.83871" calcext:value-type="float">
            <text:p>0.83871</text:p>
          </table:table-cell>
          <table:table-cell office:value-type="float" office:value="0.04152" calcext:value-type="float">
            <text:p>0.04152</text:p>
          </table:table-cell>
          <table:table-cell office:value-type="float" office:value="0.04242" calcext:value-type="float">
            <text:p>0.04242</text:p>
          </table:table-cell>
          <table:table-cell office:value-type="float" office:value="0.03754" calcext:value-type="float">
            <text:p>0.03754</text:p>
          </table:table-cell>
          <table:table-cell office:value-type="float" office:value="0.03795" calcext:value-type="float">
            <text:p>0.03795</text:p>
          </table:table-cell>
          <table:table-cell table:number-columns-repeated="16"/>
        </table:table-row>
        <table:table-row table:style-name="ro1">
          <table:table-cell office:value-type="float" office:value="0.870968" calcext:value-type="float">
            <text:p>0.870968</text:p>
          </table:table-cell>
          <table:table-cell office:value-type="float" office:value="0.03786" calcext:value-type="float">
            <text:p>0.03786</text:p>
          </table:table-cell>
          <table:table-cell office:value-type="float" office:value="0.03658" calcext:value-type="float">
            <text:p>0.03658</text:p>
          </table:table-cell>
          <table:table-cell office:value-type="float" office:value="0.03167" calcext:value-type="float">
            <text:p>0.03167</text:p>
          </table:table-cell>
          <table:table-cell office:value-type="float" office:value="0.03091" calcext:value-type="float">
            <text:p>0.03091</text:p>
          </table:table-cell>
          <table:table-cell table:number-columns-repeated="16"/>
        </table:table-row>
        <table:table-row table:style-name="ro1">
          <table:table-cell office:value-type="float" office:value="0.903226" calcext:value-type="float">
            <text:p>0.90322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3485" calcext:value-type="float">
            <text:p>0.03485</text:p>
          </table:table-cell>
          <table:table-cell office:value-type="float" office:value="0.02854" calcext:value-type="float">
            <text:p>0.02854</text:p>
          </table:table-cell>
          <table:table-cell office:value-type="float" office:value="0.02886" calcext:value-type="float">
            <text:p>0.02886</text:p>
          </table:table-cell>
          <table:table-cell table:number-columns-repeated="16"/>
        </table:table-row>
        <table:table-row table:style-name="ro1">
          <table:table-cell office:value-type="float" office:value="0.935484" calcext:value-type="float">
            <text:p>0.935484</text:p>
          </table:table-cell>
          <table:table-cell office:value-type="float" office:value="0.03365" calcext:value-type="float">
            <text:p>0.0336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2803" calcext:value-type="float">
            <text:p>0.02803</text:p>
          </table:table-cell>
          <table:table-cell office:value-type="float" office:value="0.0265" calcext:value-type="float">
            <text:p>0.0265</text:p>
          </table:table-cell>
          <table:table-cell table:number-columns-repeated="16"/>
        </table:table-row>
        <table:table-row table:style-name="ro1">
          <table:table-cell office:value-type="float" office:value="0.967742" calcext:value-type="float">
            <text:p>0.967742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02744" calcext:value-type="float">
            <text:p>0.02744</text:p>
          </table:table-cell>
          <table:table-cell office:value-type="float" office:value="0.02763" calcext:value-type="float">
            <text:p>0.02763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347" calcext:value-type="float">
            <text:p>0.0334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782" calcext:value-type="float">
            <text:p>0.02782</text:p>
          </table:table-cell>
          <table:table-cell office:value-type="float" office:value="0.02629" calcext:value-type="float">
            <text:p>0.02629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00/00/0000</text:date>, <text:time style:data-style-name="N2" text:time-value="20:11:59.989235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6T20:17:43.751283654</dc:date>
    <meta:editing-duration>PT57M54S</meta:editing-duration>
    <meta:editing-cycles>7</meta:editing-cycles>
    <meta:generator>LibreOffice/5.1.6.2$Linux_X86_64 LibreOffice_project/10m0$Build-2</meta:generator>
    <meta:document-statistic meta:table-count="1" meta:cell-count="2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minimum="0" chart:maximum="0.75" chart:origin="0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inor-inner="false" chart:tick-marks-minor-outer="true" chart:logarithmic="false" chart:maximum="1" chart:origin="0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stroke-dash="Ultrafine_20_2_20_Dots_20_3_20_Dashes" svg:stroke-width="0.051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draw:stroke-dash="Dashed_20__28_var_29_" svg:stroke-width="0.051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51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257cm" svg:height="12.193cm" xlink:href=".." xlink:type="simple" chart:class="chart:scatter" chart:style-name="ch1">
        <chart:legend svg:x="10.11cm" svg:y="1.499cm" style:legend-expansion="custom" chartooo:width="4.736cm" chartooo:height="2.687cm" style:legend-expansion-aspect-ratio="1.7625604763677" chart:style-name="ch2"/>
        <chart:plot-area chart:style-name="ch3" table:cell-range-address="MTF_Values.A2:MTF_Values.E33 MTF_Values.B1:MTF_Values.E1" chart:data-source-has-labels="row" svg:x="1.628cm" svg:y="0.243cm" svg:width="14.304cm" svg:height="10.434cm">
          <chartooo:coordinate-region svg:x="2.593cm" svg:y="0.522cm" svg:width="13.339cm" svg:height="9.349cm"/>
          <chart:axis chart:dimension="x" chart:name="primary-x" chart:style-name="ch4">
            <chart:title svg:x="7.288cm" svg:y="10.92cm" chart:style-name="ch5">
              <text:p>cycles/voxel</text:p>
            </chart:title>
            <chart:grid chart:style-name="ch6" chart:class="major"/>
          </chart:axis>
          <chart:axis chart:dimension="y" chart:name="primary-y" chart:style-name="ch7">
            <chart:title svg:x="0.451cm" svg:y="6.078cm" chart:style-name="ch8">
              <text:p>MTF</text:p>
            </chart:title>
            <chart:grid chart:style-name="ch6" chart:class="major"/>
          </chart:axis>
          <chart:series chart:style-name="ch9" chart:values-cell-range-address="MTF_Values.B2:MTF_Values.B33" chart:label-cell-address="MTF_Values.B1:MTF_Values.B1" chart:class="chart:scatter">
            <chart:domain table:cell-range-address="MTF_Values.A2:MTF_Values.A33"/>
            <chart:data-point chart:repeated="32"/>
          </chart:series>
          <chart:series chart:style-name="ch10" chart:values-cell-range-address="MTF_Values.C2:MTF_Values.C33" chart:label-cell-address="MTF_Values.C1:MTF_Values.C1" chart:class="chart:scatter">
            <chart:data-point chart:repeated="32"/>
          </chart:series>
          <chart:series chart:style-name="ch11" chart:values-cell-range-address="MTF_Values.D2:MTF_Values.D33" chart:label-cell-address="MTF_Values.D1:MTF_Values.D1" chart:class="chart:scatter">
            <chart:data-point chart:repeated="32"/>
          </chart:series>
          <chart:series chart:style-name="ch12" chart:values-cell-range-address="MTF_Values.E2:MTF_Values.E33" chart:label-cell-address="MTF_Values.E1:MTF_Values.E1" chart:class="chart:scatte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iral</text:p>
                <draw:g>
                  <svg:desc>MTF_Values.B1:MTF_Values.B1</svg:desc>
                </draw:g>
              </table:table-cell>
              <table:table-cell office:value-type="string">
                <text:p>healpix</text:p>
                <draw:g>
                  <svg:desc>MTF_Values.C1:MTF_Values.C1</svg:desc>
                </draw:g>
              </table:table-cell>
              <table:table-cell office:value-type="string">
                <text:p>2d-golden</text:p>
                <draw:g>
                  <svg:desc>MTF_Values.D1:MTF_Values.D1</svg:desc>
                </draw:g>
              </table:table-cell>
              <table:table-cell office:value-type="string">
                <text:p>random</text:p>
                <draw:g>
                  <svg:desc>MTF_Values.E1:MTF_Value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TF_Values.A2:MTF_Values.A33</svg:desc>
                </draw:g>
              </table:table-cell>
              <table:table-cell office:value-type="float" office:value="1">
                <text:p>1</text:p>
                <draw:g>
                  <svg:desc>MTF_Values.B2:MTF_Values.B33</svg:desc>
                </draw:g>
              </table:table-cell>
              <table:table-cell office:value-type="float" office:value="1">
                <text:p>1</text:p>
                <draw:g>
                  <svg:desc>MTF_Values.C2:MTF_Values.C33</svg:desc>
                </draw:g>
              </table:table-cell>
              <table:table-cell office:value-type="float" office:value="1">
                <text:p>1</text:p>
                <draw:g>
                  <svg:desc>MTF_Values.D2:MTF_Values.D33</svg:desc>
                </draw:g>
              </table:table-cell>
              <table:table-cell office:value-type="float" office:value="1">
                <text:p>1</text:p>
                <draw:g>
                  <svg:desc>MTF_Values.E2:MTF_Values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258">
                <text:p>0.032258</text:p>
              </table:table-cell>
              <table:table-cell office:value-type="float" office:value="1.0535">
                <text:p>1.0535</text:p>
              </table:table-cell>
              <table:table-cell office:value-type="float" office:value="1.04946">
                <text:p>1.04946</text:p>
              </table:table-cell>
              <table:table-cell office:value-type="float" office:value="1.04236">
                <text:p>1.04236</text:p>
              </table:table-cell>
              <table:table-cell office:value-type="float" office:value="1.03591">
                <text:p>1.03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516">
                <text:p>0.064516</text:p>
              </table:table-cell>
              <table:table-cell office:value-type="float" office:value="0.99547">
                <text:p>0.99547</text:p>
              </table:table-cell>
              <table:table-cell office:value-type="float" office:value="0.99242">
                <text:p>0.99242</text:p>
              </table:table-cell>
              <table:table-cell office:value-type="float" office:value="0.977">
                <text:p>0.977</text:p>
              </table:table-cell>
              <table:table-cell office:value-type="float" office:value="0.95754">
                <text:p>0.95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6774">
                <text:p>0.096774</text:p>
              </table:table-cell>
              <table:table-cell office:value-type="float" office:value="0.93481">
                <text:p>0.93481</text:p>
              </table:table-cell>
              <table:table-cell office:value-type="float" office:value="0.93054">
                <text:p>0.93054</text:p>
              </table:table-cell>
              <table:table-cell office:value-type="float" office:value="0.90467">
                <text:p>0.90467</text:p>
              </table:table-cell>
              <table:table-cell office:value-type="float" office:value="0.89673">
                <text:p>0.89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9032">
                <text:p>0.129032</text:p>
              </table:table-cell>
              <table:table-cell office:value-type="float" office:value="0.85313">
                <text:p>0.85313</text:p>
              </table:table-cell>
              <table:table-cell office:value-type="float" office:value="0.85256">
                <text:p>0.85256</text:p>
              </table:table-cell>
              <table:table-cell office:value-type="float" office:value="0.82054">
                <text:p>0.82054</text:p>
              </table:table-cell>
              <table:table-cell office:value-type="float" office:value="0.81279">
                <text:p>0.81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129">
                <text:p>0.16129</text:p>
              </table:table-cell>
              <table:table-cell office:value-type="float" office:value="0.76278">
                <text:p>0.76278</text:p>
              </table:table-cell>
              <table:table-cell office:value-type="float" office:value="0.76134">
                <text:p>0.76134</text:p>
              </table:table-cell>
              <table:table-cell office:value-type="float" office:value="0.74457">
                <text:p>0.74457</text:p>
              </table:table-cell>
              <table:table-cell office:value-type="float" office:value="0.72205">
                <text:p>0.72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3548">
                <text:p>0.193548</text:p>
              </table:table-cell>
              <table:table-cell office:value-type="float" office:value="0.66537">
                <text:p>0.66537</text:p>
              </table:table-cell>
              <table:table-cell office:value-type="float" office:value="0.65987">
                <text:p>0.65987</text:p>
              </table:table-cell>
              <table:table-cell office:value-type="float" office:value="0.64331">
                <text:p>0.64331</text:p>
              </table:table-cell>
              <table:table-cell office:value-type="float" office:value="0.6228">
                <text:p>0.6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5806">
                <text:p>0.225806</text:p>
              </table:table-cell>
              <table:table-cell office:value-type="float" office:value="0.56864">
                <text:p>0.56864</text:p>
              </table:table-cell>
              <table:table-cell office:value-type="float" office:value="0.56351">
                <text:p>0.56351</text:p>
              </table:table-cell>
              <table:table-cell office:value-type="float" office:value="0.54624">
                <text:p>0.54624</text:p>
              </table:table-cell>
              <table:table-cell office:value-type="float" office:value="0.51432">
                <text:p>0.51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8065">
                <text:p>0.258065</text:p>
              </table:table-cell>
              <table:table-cell office:value-type="float" office:value="0.46415">
                <text:p>0.46415</text:p>
              </table:table-cell>
              <table:table-cell office:value-type="float" office:value="0.46131">
                <text:p>0.46131</text:p>
              </table:table-cell>
              <table:table-cell office:value-type="float" office:value="0.43579">
                <text:p>0.43579</text:p>
              </table:table-cell>
              <table:table-cell office:value-type="float" office:value="0.41001">
                <text:p>0.41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0323">
                <text:p>0.290323</text:p>
              </table:table-cell>
              <table:table-cell office:value-type="float" office:value="0.36831">
                <text:p>0.36831</text:p>
              </table:table-cell>
              <table:table-cell office:value-type="float" office:value="0.36595">
                <text:p>0.36595</text:p>
              </table:table-cell>
              <table:table-cell office:value-type="float" office:value="0.32916">
                <text:p>0.32916</text:p>
              </table:table-cell>
              <table:table-cell office:value-type="float" office:value="0.30329">
                <text:p>0.30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2581">
                <text:p>0.322581</text:p>
              </table:table-cell>
              <table:table-cell office:value-type="float" office:value="0.27326">
                <text:p>0.27326</text:p>
              </table:table-cell>
              <table:table-cell office:value-type="float" office:value="0.28126">
                <text:p>0.28126</text:p>
              </table:table-cell>
              <table:table-cell office:value-type="float" office:value="0.22469">
                <text:p>0.22469</text:p>
              </table:table-cell>
              <table:table-cell office:value-type="float" office:value="0.2085">
                <text:p>0.2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839">
                <text:p>0.354839</text:p>
              </table:table-cell>
              <table:table-cell office:value-type="float" office:value="0.1912">
                <text:p>0.1912</text:p>
              </table:table-cell>
              <table:table-cell office:value-type="float" office:value="0.18889">
                <text:p>0.18889</text:p>
              </table:table-cell>
              <table:table-cell office:value-type="float" office:value="0.13605">
                <text:p>0.13605</text:p>
              </table:table-cell>
              <table:table-cell office:value-type="float" office:value="0.12551">
                <text:p>0.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7097">
                <text:p>0.387097</text:p>
              </table:table-cell>
              <table:table-cell office:value-type="float" office:value="0.11998">
                <text:p>0.11998</text:p>
              </table:table-cell>
              <table:table-cell office:value-type="float" office:value="0.11583">
                <text:p>0.11583</text:p>
              </table:table-cell>
              <table:table-cell office:value-type="float" office:value="0.06949">
                <text:p>0.06949</text:p>
              </table:table-cell>
              <table:table-cell office:value-type="float" office:value="0.06829">
                <text:p>0.0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9355">
                <text:p>0.419355</text:p>
              </table:table-cell>
              <table:table-cell office:value-type="float" office:value="0.06264">
                <text:p>0.06264</text:p>
              </table:table-cell>
              <table:table-cell office:value-type="float" office:value="0.05761">
                <text:p>0.05761</text:p>
              </table:table-cell>
              <table:table-cell office:value-type="float" office:value="0.02508">
                <text:p>0.02508</text:p>
              </table:table-cell>
              <table:table-cell office:value-type="float" office:value="0.02882">
                <text:p>0.02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1613">
                <text:p>0.451613</text:p>
              </table:table-cell>
              <table:table-cell office:value-type="float" office:value="0.02638">
                <text:p>0.02638</text:p>
              </table:table-cell>
              <table:table-cell office:value-type="float" office:value="0.02716">
                <text:p>0.02716</text:p>
              </table:table-cell>
              <table:table-cell office:value-type="float" office:value="0.02225">
                <text:p>0.02225</text:p>
              </table:table-cell>
              <table:table-cell office:value-type="float" office:value="0.02137">
                <text:p>0.02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3871">
                <text:p>0.483871</text:p>
              </table:table-cell>
              <table:table-cell office:value-type="float" office:value="0.02696">
                <text:p>0.02696</text:p>
              </table:table-cell>
              <table:table-cell office:value-type="float" office:value="0.02732">
                <text:p>0.02732</text:p>
              </table:table-cell>
              <table:table-cell office:value-type="float" office:value="0.0364">
                <text:p>0.0364</text:p>
              </table:table-cell>
              <table:table-cell office:value-type="float" office:value="0.02826">
                <text:p>0.02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16129">
                <text:p>0.516129</text:p>
              </table:table-cell>
              <table:table-cell office:value-type="float" office:value="0.03241">
                <text:p>0.03241</text:p>
              </table:table-cell>
              <table:table-cell office:value-type="float" office:value="0.03305">
                <text:p>0.03305</text:p>
              </table:table-cell>
              <table:table-cell office:value-type="float" office:value="0.03818">
                <text:p>0.03818</text:p>
              </table:table-cell>
              <table:table-cell office:value-type="float" office:value="0.03048">
                <text:p>0.03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48387">
                <text:p>0.548387</text:p>
              </table:table-cell>
              <table:table-cell office:value-type="float" office:value="0.03388">
                <text:p>0.03388</text:p>
              </table:table-cell>
              <table:table-cell office:value-type="float" office:value="0.0319">
                <text:p>0.0319</text:p>
              </table:table-cell>
              <table:table-cell office:value-type="float" office:value="0.03361">
                <text:p>0.03361</text:p>
              </table:table-cell>
              <table:table-cell office:value-type="float" office:value="0.02712">
                <text:p>0.02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0645">
                <text:p>0.580645</text:p>
              </table:table-cell>
              <table:table-cell office:value-type="float" office:value="0.03718">
                <text:p>0.03718</text:p>
              </table:table-cell>
              <table:table-cell office:value-type="float" office:value="0.0363">
                <text:p>0.0363</text:p>
              </table:table-cell>
              <table:table-cell office:value-type="float" office:value="0.02943">
                <text:p>0.02943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12903">
                <text:p>0.612903</text:p>
              </table:table-cell>
              <table:table-cell office:value-type="float" office:value="0.04461">
                <text:p>0.04461</text:p>
              </table:table-cell>
              <table:table-cell office:value-type="float" office:value="0.04319">
                <text:p>0.04319</text:p>
              </table:table-cell>
              <table:table-cell office:value-type="float" office:value="0.03105">
                <text:p>0.03105</text:p>
              </table:table-cell>
              <table:table-cell office:value-type="float" office:value="0.02816">
                <text:p>0.02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5161">
                <text:p>0.645161</text:p>
              </table:table-cell>
              <table:table-cell office:value-type="float" office:value="0.0538">
                <text:p>0.0538</text:p>
              </table:table-cell>
              <table:table-cell office:value-type="float" office:value="0.05446">
                <text:p>0.05446</text:p>
              </table:table-cell>
              <table:table-cell office:value-type="float" office:value="0.0381">
                <text:p>0.0381</text:p>
              </table:table-cell>
              <table:table-cell office:value-type="float" office:value="0.03494">
                <text:p>0.03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77419">
                <text:p>0.677419</text:p>
              </table:table-cell>
              <table:table-cell office:value-type="float" office:value="0.0598">
                <text:p>0.0598</text:p>
              </table:table-cell>
              <table:table-cell office:value-type="float" office:value="0.05965">
                <text:p>0.05965</text:p>
              </table:table-cell>
              <table:table-cell office:value-type="float" office:value="0.04786">
                <text:p>0.04786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9677">
                <text:p>0.709677</text:p>
              </table:table-cell>
              <table:table-cell office:value-type="float" office:value="0.06117">
                <text:p>0.06117</text:p>
              </table:table-cell>
              <table:table-cell office:value-type="float" office:value="0.06246">
                <text:p>0.06246</text:p>
              </table:table-cell>
              <table:table-cell office:value-type="float" office:value="0.05372">
                <text:p>0.05372</text:p>
              </table:table-cell>
              <table:table-cell office:value-type="float" office:value="0.05102">
                <text:p>0.05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1935">
                <text:p>0.741935</text:p>
              </table:table-cell>
              <table:table-cell office:value-type="float" office:value="0.05952">
                <text:p>0.05952</text:p>
              </table:table-cell>
              <table:table-cell office:value-type="float" office:value="0.05801">
                <text:p>0.05801</text:p>
              </table:table-cell>
              <table:table-cell office:value-type="float" office:value="0.05575">
                <text:p>0.05575</text:p>
              </table:table-cell>
              <table:table-cell office:value-type="float" office:value="0.05183">
                <text:p>0.05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74194">
                <text:p>0.774194</text:p>
              </table:table-cell>
              <table:table-cell office:value-type="float" office:value="0.055">
                <text:p>0.055</text:p>
              </table:table-cell>
              <table:table-cell office:value-type="float" office:value="0.05356">
                <text:p>0.05356</text:p>
              </table:table-cell>
              <table:table-cell office:value-type="float" office:value="0.05195">
                <text:p>0.05195</text:p>
              </table:table-cell>
              <table:table-cell office:value-type="float" office:value="0.05008">
                <text:p>0.05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6452">
                <text:p>0.806452</text:p>
              </table:table-cell>
              <table:table-cell office:value-type="float" office:value="0.04805">
                <text:p>0.04805</text:p>
              </table:table-cell>
              <table:table-cell office:value-type="float" office:value="0.04701">
                <text:p>0.04701</text:p>
              </table:table-cell>
              <table:table-cell office:value-type="float" office:value="0.04527">
                <text:p>0.04527</text:p>
              </table:table-cell>
              <table:table-cell office:value-type="float" office:value="0.04361">
                <text:p>0.043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3871">
                <text:p>0.83871</text:p>
              </table:table-cell>
              <table:table-cell office:value-type="float" office:value="0.04152">
                <text:p>0.04152</text:p>
              </table:table-cell>
              <table:table-cell office:value-type="float" office:value="0.04242">
                <text:p>0.04242</text:p>
              </table:table-cell>
              <table:table-cell office:value-type="float" office:value="0.03754">
                <text:p>0.03754</text:p>
              </table:table-cell>
              <table:table-cell office:value-type="float" office:value="0.03795">
                <text:p>0.03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70968">
                <text:p>0.870968</text:p>
              </table:table-cell>
              <table:table-cell office:value-type="float" office:value="0.03786">
                <text:p>0.03786</text:p>
              </table:table-cell>
              <table:table-cell office:value-type="float" office:value="0.03658">
                <text:p>0.03658</text:p>
              </table:table-cell>
              <table:table-cell office:value-type="float" office:value="0.03167">
                <text:p>0.03167</text:p>
              </table:table-cell>
              <table:table-cell office:value-type="float" office:value="0.03091">
                <text:p>0.030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3226">
                <text:p>0.903226</text:p>
              </table:table-cell>
              <table:table-cell office:value-type="float" office:value="0.0346">
                <text:p>0.0346</text:p>
              </table:table-cell>
              <table:table-cell office:value-type="float" office:value="0.03485">
                <text:p>0.03485</text:p>
              </table:table-cell>
              <table:table-cell office:value-type="float" office:value="0.02854">
                <text:p>0.02854</text:p>
              </table:table-cell>
              <table:table-cell office:value-type="float" office:value="0.02886">
                <text:p>0.028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5484">
                <text:p>0.935484</text:p>
              </table:table-cell>
              <table:table-cell office:value-type="float" office:value="0.03365">
                <text:p>0.03365</text:p>
              </table:table-cell>
              <table:table-cell office:value-type="float" office:value="0.0327">
                <text:p>0.0327</text:p>
              </table:table-cell>
              <table:table-cell office:value-type="float" office:value="0.02803">
                <text:p>0.02803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7742">
                <text:p>0.967742</text:p>
              </table:table-cell>
              <table:table-cell office:value-type="float" office:value="0.03344">
                <text:p>0.03344</text:p>
              </table:table-cell>
              <table:table-cell office:value-type="float" office:value="0.03362">
                <text:p>0.03362</text:p>
              </table:table-cell>
              <table:table-cell office:value-type="float" office:value="0.02744">
                <text:p>0.02744</text:p>
              </table:table-cell>
              <table:table-cell office:value-type="float" office:value="0.02763">
                <text:p>0.02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3347">
                <text:p>0.03347</text:p>
              </table:table-cell>
              <table:table-cell office:value-type="float" office:value="0.0326">
                <text:p>0.0326</text:p>
              </table:table-cell>
              <table:table-cell office:value-type="float" office:value="0.02782">
                <text:p>0.02782</text:p>
              </table:table-cell>
              <table:table-cell office:value-type="float" office:value="0.02629">
                <text:p>0.02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